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3.175cm" svg:height="2.54cm" svg:x="8.62cm" svg:y="6.08cm">
          <text:p text:style-name="P1">Block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75cm" svg:height="2.54cm" svg:x="8.62cm" svg:y="12.43cm">
          <text:p text:style-name="P1">Data </text:p>
          <text:p text:style-name="P1">Coll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" draw:layer="layout" svg:width="3.175cm" svg:height="2.54cm" svg:x="8.62cm" svg:y="18.145cm">
          <text:p text:style-name="P1">Data </text:p>
          <text:p text:style-name="P1">Send / Po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525cm" svg:y1="2.27cm" svg:x2="10.525cm" svg:y2="6.08cm">
          <text:p/>
        </draw:line>
        <draw:line draw:style-name="gr2" draw:text-style-name="P1" draw:layer="layout" svg:x1="11.16cm" svg:y1="8.62cm" svg:x2="11.16cm" svg:y2="12.43cm">
          <text:p/>
        </draw:line>
        <draw:line draw:style-name="gr2" draw:text-style-name="P1" draw:layer="layout" svg:x1="11.16cm" svg:y1="14.97cm" svg:x2="11.16cm" svg:y2="18.145cm">
          <text:p/>
        </draw:line>
        <draw:line draw:style-name="gr2" draw:text-style-name="P1" draw:layer="layout" svg:x1="9.255cm" svg:y1="12.43cm" svg:x2="9.255cm" svg:y2="8.62cm">
          <text:p/>
        </draw:line>
        <draw:frame draw:style-name="gr3" draw:layer="layout" svg:width="5.08cm" svg:height="1.825cm" svg:x="12.43cm" svg:y="20.05cm">
          <draw:text-box>
            <text:p>Attempt Failed (Data Resend)</text:p>
          </draw:text-box>
        </draw:frame>
        <draw:frame draw:style-name="gr4" draw:layer="layout" svg:width="10.16cm" svg:height="1.038cm" svg:x="2.905cm" svg:y="23.86cm">
          <draw:text-box>
            <text:p>t = number of samples measured</text:p>
          </draw:text-box>
        </draw:frame>
        <draw:frame draw:style-name="gr5" draw:layer="layout" svg:width="1.905cm" svg:height="1.038cm" svg:x="8.084cm" svg:y="3.772cm">
          <draw:text-box>
            <text:p>Start</text:p>
          </draw:text-box>
        </draw:frame>
        <draw:frame draw:style-name="gr4" draw:layer="layout" svg:width="4.445cm" svg:height="1.038cm" svg:x="11.16cm" svg:y="9.89cm">
          <draw:text-box>
            <text:p>Timer Expired</text:p>
          </draw:text-box>
        </draw:frame>
        <draw:frame draw:style-name="gr3" draw:text-style-name="P2" draw:layer="layout" svg:width="7.62cm" svg:height="1.27cm" svg:x="1.635cm" svg:y="1.635cm">
          <draw:text-box>
            <text:p><text:span text:style-name="T1">Basic state diagram</text:span></text:p>
          </draw:text-box>
        </draw:frame>
        <draw:frame draw:style-name="gr6" draw:layer="layout" svg:width="10.16cm" svg:height="1.038cm" svg:x="2.905cm" svg:y="24.803cm">
          <draw:text-box>
            <text:p>x = total number of samples</text:p>
          </draw:text-box>
        </draw:frame>
        <draw:frame draw:style-name="gr7" draw:layer="layout" svg:width="2.54cm" svg:height="1.52cm" svg:x="11.16cm" svg:y="16.24cm">
          <draw:text-box>
            <text:p>t = x</text:p>
          </draw:text-box>
        </draw:frame>
        <draw:frame draw:style-name="gr7" draw:layer="layout" svg:width="2.54cm" svg:height="1.52cm" svg:x="7.35cm" svg:y="10.275cm">
          <draw:text-box>
            <text:p>t &lt; x</text:p>
          </draw:text-box>
        </draw:frame>
        <draw:connector draw:style-name="gr2" draw:text-style-name="P1" draw:layer="layout" draw:type="curve" svg:x1="11.328cm" svg:y1="20.312cm" svg:x2="11.795cm" svg:y2="19.414cm" draw:start-shape="id1" draw:start-glue-point="9" draw:end-shape="id1" draw:end-glue-point="10" svg:d="m11328 20312c0 1309 483 1091 787 540s428-1438-320-1438">
          <text:p/>
        </draw:connector>
        <draw:connector draw:style-name="gr2" draw:text-style-name="P1" draw:layer="layout" draw:type="curve" svg:x1="8.62cm" svg:y1="19.414cm" svg:x2="8.62cm" svg:y2="7.349cm" draw:start-shape="id1" draw:start-glue-point="6" draw:end-shape="id2" draw:end-glue-point="6" svg:d="m8620 19414c-751 0-751-12065 0-12065">
          <text:p/>
        </draw:connector>
        <draw:frame draw:style-name="gr4" draw:layer="layout" svg:width="4.445cm" svg:height="1.038cm" svg:x="2.905cm" svg:y="12.738cm">
          <draw:text-box>
            <text:p>Data Sended</text:p>
          </draw:text-box>
        </draw:frame>
        <draw:custom-shape draw:style-name="gr1" draw:text-style-name="P1" draw:layer="layout" svg:width="3.175cm" svg:height="2.54cm" svg:x="14.335cm" svg:y="6.08cm">
          <text:p text:style-name="P1">Delete &amp; </text:p>
          <text:p text:style-name="P1">Open fi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523cm" svg:y1="6.682cm" svg:x2="14.698cm" svg:y2="6.682cm">
          <text:p/>
        </draw:line>
        <draw:line draw:style-name="gr2" draw:text-style-name="P1" draw:layer="layout" svg:x1="14.368cm" svg:y1="7.985cm" svg:x2="11.193cm" svg:y2="7.985cm">
          <text:p/>
        </draw:line>
        <draw:frame draw:style-name="gr5" draw:layer="layout" svg:width="3.81cm" svg:height="1.825cm" svg:x="11.326cm" svg:y="4.784cm">
          <draw:text-box>
            <text:p>Data ACK receiv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initial-creator>carlos </meta:initial-creator>
    <meta:creation-date>2010-12-16T16:58:47</meta:creation-date>
    <dc:date>2011-01-25T17:37:57</dc:date>
    <meta:editing-duration>PT00H21M17S</meta:editing-duration>
    <meta:editing-cycles>6</meta:editing-cycles>
    <meta:generator>OpenOffice.org/3.0$Linux OpenOffice.org_project/300m15$Build-9379</meta:generator>
    <meta:document-statistic meta:object-count="22"/>
  </office:meta>
</office:document-meta>
</file>